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Text_20_body">
      <style:paragraph-properties fo:text-align="center"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style:text-underline-style="none"/>
    </style:style>
    <style:style style:name="T8"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21815240" text:id="ct221815240">
          <text:insertion>
            <office:change-info>
              <dc:creator>Luca Bernardini</dc:creator>
              <dc:date>2011-10-11T08:19:00</dc:date>
            </office:change-info>
          </text:insertion>
        </text:changed-region>
        <text:changed-region xml:id="ct221813368" text:id="ct221813368">
          <text:insertion>
            <office:change-info>
              <dc:creator>Luca Bernardini</dc:creator>
              <dc:date>2011-10-11T08:19:00</dc:date>
            </office:change-info>
          </text:insertion>
        </text:changed-region>
        <text:changed-region xml:id="ct221818672" text:id="ct221818672">
          <text:insertion>
            <office:change-info>
              <dc:creator>Luca Bernardini</dc:creator>
              <dc:date>2011-10-11T14:05:00</dc:date>
            </office:change-info>
          </text:insertion>
        </text:changed-region>
        <text:changed-region xml:id="ct282474344" text:id="ct282474344">
          <text:insertion>
            <office:change-info>
              <dc:creator>Luca Bernardini</dc:creator>
              <dc:date>2011-10-18T07:19:00</dc:date>
            </office:change-info>
          </text:insertion>
        </text:changed-region>
        <text:changed-region xml:id="ct282472992" text:id="ct282472992">
          <text:format-change>
            <office:change-info>
              <dc:creator>Luca Bernardini</dc:creator>
              <dc:date>2011-10-16T18:33:00</dc:date>
            </office:change-info>
          </text:format-change>
        </text:changed-region>
        <text:changed-region xml:id="ct282474448" text:id="ct282474448">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221815240"/></text:p>
      <text:p text:style-name="P8">versione documento 1.1<text:change-end text:change-id="ct221815240"/></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221813368"/></text:p>
      <text:p text:style-name="Text_20_body">Controllare che il programma non vada in esecuzione più di una volta.<text:change-end text:change-id="ct221813368"/></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1">scaricamento</text:span> dei rullini avviene<text:span text:style-name="T5"> </text:span><text:span text:style-name="T6">in background</text:span> in modo da non bloccare l'utente che deve continuare a lavorare.</text:p>
      <text:p text:style-name="Text_20_body">Lo scaricamento dei rullini è <text:span text:style-name="T1">molto rapido</text:span>. Una volta inserita la flash card, vengono trasferiti solo i files sull'hard disk. Non appena conclusa questa operazione, la card può essere rimossa per poter liberare il fotografo.</text:p>
      <text:p text:style-name="Text_20_body">Le successive <text:span text:style-name="T1">operazioni di archiviazione</text:span><text:span text:style-name="T7"> </text:span>vanno effettuate <text:span text:style-name="T1">in background</text:span>.</text:p>
      <text:p text:style-name="Text_20_body">Le <text:span text:style-name="T2">foto scaricate</text:span> sono memorizzate in una apposita tabella per i report di controllo (Giorno/Operatore/Totale foto scaricate). Viene memorizzato 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38429713" text:style-name="L1">
        <text:list-item>
          <text:p text:style-name="P9">Fotografo (proposto in automatico)</text:p>
        </text:list-item>
        <text:list-item>
          <text:p text:style-name="P9">Fase del giorno (Mattino / Pomeriggio / Sera) proposto in automatico</text:p>
        </text:list-item>
        <text:list-item>
          <text:p text:style-name="P9">Evento (sempre vuoto)</text:p>
        </text:list-item>
        <text:list-item>
          <text:p text:style-name="P9"><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3">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4">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8">Evento</text:span>: esiste una apposita tabella dove indicare gli eventi <text:s/>(uno o più).</text:p>
      <text:p text:style-name="Text_20_body"><text:span text:style-name="T8">Didascalia</text:span>: scritta a piacere da associare alla foto (una o più).</text:p>
      <text:p text:style-name="Text_20_body"><text:span text:style-name="T8">Operatore</text:span>: viene determinato in fase di scaricamento della card (uno o più)</text:p>
      <text:p text:style-name="Text_20_body"><text:span text:style-name="T8">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8:59</text:p>
          </table:table-cell>
          <table:table-cell table:style-name="Tabella3.C2" office:value-type="string">
            <text:p text:style-name="Table_20_Contents">Pomeriggio</text:p>
          </table:table-cell>
        </table:table-row>
        <table:table-row>
          <table:table-cell table:style-name="Tabella3.A2" office:value-type="string">
            <text:p text:style-name="Table_20_Contents">19: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8">Giornata</text:span> : viene stabilita in base alla data corrente di sistema con la correzione della fase del giorno. (dal..al..).</text:p>
      <text:p text:style-name="Text_20_body"><text:span text:style-name="T8">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8">paginazione dei risultati</text:span> in modo da non causare il consumo di tutta la memoria del sistema).</text:p>
      <text:p text:style-name="Text_20_body">Siccome il risultato della ricerca può includere molte foto<text:change-start text:change-id="ct221818672"/> occorre gestire la paginazione ma solo quando serve veramente<text:tab/>.<text:change-end text:change-id="ct221818672"/></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modifiche 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282474344"/>Specchio Orizzontale<text:change-end text:change-id="ct282474344"/></text:p>
          </table:table-cell>
          <table:table-cell table:style-name="Tabella1.D2" office:value-type="string">
            <text:p text:style-name="Table_20_Contents"/>
          </table:table-cell>
        </table:table-row>
      </table:table>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3">Da approfondire</text:span>.</text:p>
      <text:p text:style-name="Text_20_body">Tramite un'altra funzione del programma, è possibile visualizzare la stessa foto con 20 tra le <text:span text:style-name="T3">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282472992"/><text:span text:style-name="T1">una ed </text:span><text:span text:style-name="T2">una sola</text:span><text:change-end text:change-id="ct282472992"/>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p>
      <text:h text:style-name="Heading_20_2" text:outline-level="2"><text:soft-page-break/>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38418824" text:style-name="L2">
        <text:list-item>
          <text:p text:style-name="P10">Acquisizione<text:tab/><text:tab/>(scarico foto)</text:p>
        </text:list-item>
        <text:list-item>
          <text:p text:style-name="P10">Libreria<text:tab/><text:tab/>(correggere foto e taggare)</text:p>
        </text:list-item>
        <text:list-item>
          <text:p text:style-name="P10">Filtro Ricerca<text:tab/><text:tab/>(serve a filtrare l'archivio)</text:p>
        </text:list-item>
        <text:list-item>
          <text:p text:style-name="P10">Vendita<text:tab/><text:tab/>(stampare le foto e masterizzare)</text:p>
        </text:list-item>
        <text:list-item>
          <text:p text:style-name="P10">Contabilità<text:tab/><text:tab/>(report e chiusure di cassa)</text:p>
        </text:list-item>
        <text:list-item>
          <text:p text:style-name="P10">Utilità/configurazione<text:tab/></text:p>
        </text:list-item>
      </text:list>
      <text:h text:style-name="Heading_20_2" text:outline-level="2">Libreria</text:h>
      <text:p text:style-name="Text_20_body">Caricare in memoria tutti i fotogrammi che soddisfano la ricerca. Il movimento (scroll) avanti ed <text:soft-page-break/>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38426971" text:style-name="L3">
        <text:list-item>
          <text:p text:style-name="P11">Operatori</text:p>
        </text:list-item>
        <text:list-item>
          <text:p text:style-name="P11">Eventi</text:p>
        </text:list-item>
        <text:list-item>
          <text:p text:style-name="P11">Formati carta/associazione stampanti</text:p>
        </text:list-item>
        <text:list-item>
          <text:p text:style-name="P11">Settaggi e preferenze</text:p>
        </text:list-item>
        <text:list-item>
          <text:p text:style-name="P11">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p>
      <text:p text:style-name="Text_20_body">Tramite una funzione è possibile azzerare e svuotare lo slide show.</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text:soft-page-break/>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282474448"/>pe<text:change-end text:change-id="ct282474448"/>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1-10-18T07:19:29.78</dc:date>
    <dc:creator>Luca Bernardini</dc:creator>
    <meta:editing-duration>P2DT9H45M7S</meta:editing-duration>
    <meta:editing-cycles>105</meta:editing-cycles>
    <meta:generator>OpenOffice.org/3.3$Win32 OpenOffice.org_project/330m20$Build-9567</meta:generator>
    <meta:document-statistic meta:table-count="2" meta:image-count="0" meta:object-count="0" meta:page-count="6" meta:paragraph-count="157" meta:word-count="1668" meta:character-count="11011"/>
  </office:meta>
</office:document-meta>
</file>